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Himalaya" svg:font-family="'Microsoft Himalaya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in"/>
    </style:style>
    <style:style style:name="co2" style:family="table-column">
      <style:table-column-properties fo:break-before="auto" style:column-width="2.0264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dz" style:country-complex="B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dz" style:country-complex="B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dz" style:country-complex="BT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dz" style:country-complex="B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dz" style:country-complex="BT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dz" style:country-complex="B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choolCalendar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2"/>
        <table:table-column table:style-name="co3" table:default-cell-style-name="ce4"/>
        <table:table-column table:style-name="co4" table:default-cell-style-name="ce8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DAY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OLOR</text:p>
          </table:table-cell>
          <table:table-cell table:style-name="ce5" table:number-columns-repeated="2"/>
          <table:table-cell table:style-name="ce7" table:number-columns-repeated="1017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string" calcext:value-type="string">
            <text:p>New Year's 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string" calcext:value-type="string">
            <text:p>Mnr. C. Kotz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Me. C. Oosthuizen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string" calcext:value-type="string">
            <text:p>Mnr. A. Engelbrecht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string" calcext:value-type="string">
            <text:p>Me. R. Allers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string" calcext:value-type="string">
            <text:p>Me. G. Terblanch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string" calcext:value-type="string">
            <text:p>Me. A. Benek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string" calcext:value-type="string">
            <text:p>Me. R. Triegaardt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string" calcext:value-type="string">
            <text:p>Me. B. Louw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string" calcext:value-type="string">
            <text:p>Me. E. Brink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string" calcext:value-type="string">
            <text:p>Me. W. Van Boom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string" calcext:value-type="string">
            <text:p>Me. C. Benc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string" calcext:value-type="string">
            <text:p>Mnr. F. Du Toit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string" calcext:value-type="string">
            <text:p>Me. C. Cronjé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string" calcext:value-type="string">
            <text:p>Me. S. Holtzhausen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string" calcext:value-type="string">
            <text:p>day6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string" calcext:value-type="string">
            <text:p>Me. M. Thomet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string" calcext:value-type="string">
            <text:p>day6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string" calcext:value-type="string">
            <text:p>day7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string" calcext:value-type="string">
            <text:p>Mnr. K. Snyman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string" calcext:value-type="string">
            <text:p>day7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string" calcext:value-type="string">
            <text:p>day8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string" calcext:value-type="string">
            <text:p>day8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string" calcext:value-type="string">
            <text:p>day9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string" calcext:value-type="string">
            <text:p>day9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string" calcext:value-type="string">
            <text:p>Mnr. E. Pretorius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string" calcext:value-type="string">
            <text:p>day10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string" calcext:value-type="string">
            <text:p>day10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string" calcext:value-type="string">
            <text:p>Me. C. Van Zyl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string" calcext:value-type="string">
            <text:p>day1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string" calcext:value-type="string">
            <text:p>day1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string" calcext:value-type="string">
            <text:p>day2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string" calcext:value-type="string">
            <text:p>day2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string" calcext:value-type="string">
            <text:p>Me. M. Strydom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day3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Me. A. Janse Van Rensburg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string" calcext:value-type="string">
            <text:p>Me. S. Van Der Merw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string" calcext:value-type="string">
            <text:p>Human Rights 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string" calcext:value-type="string">
            <text:p>day3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string" calcext:value-type="string">
            <text:p>Public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string" calcext:value-type="string">
            <text:p>day4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string" calcext:value-type="string">
            <text:p>day4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string" calcext:value-type="string">
            <text:p>day5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string" calcext:value-type="string">
            <text:p>day5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string" calcext:value-type="string">
            <text:p>Me. N. Jeffery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string" calcext:value-type="string">
            <text:p>day6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string" calcext:value-type="string">
            <text:p>day6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style-name="ce6"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string" calcext:value-type="string">
            <text:p>day7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string" calcext:value-type="string">
            <text:p>Good Fr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string" calcext:value-type="string">
            <text:p>day7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string" calcext:value-type="string">
            <text:p>Family 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string" calcext:value-type="string">
            <text:p>day8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string" calcext:value-type="string">
            <text:p>day8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string" calcext:value-type="string">
            <text:p>day9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string" calcext:value-type="string">
            <text:p>day9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string" calcext:value-type="string">
            <text:p>day10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string" calcext:value-type="string">
            <text:p>day10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string" calcext:value-type="string">
            <text:p>day1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string" calcext:value-type="string">
            <text:p>Me. A. Pienaar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string" calcext:value-type="string">
            <text:p>day1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string" calcext:value-type="string">
            <text:p>Me. A. Morkel Sadi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string" calcext:value-type="string">
            <text:p>Me. L. Nel (Bester)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string" calcext:value-type="string">
            <text:p>Me. R. Kruger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string" calcext:value-type="string">
            <text:p>day2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string" calcext:value-type="string">
            <text:p>day2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string" calcext:value-type="string">
            <text:p>day3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string" calcext:value-type="string">
            <text:p>Me. M. de Goed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string" calcext:value-type="string">
            <text:p>day3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string" calcext:value-type="string">
            <text:p>day4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string" calcext:value-type="string">
            <text:p>Me. C. Wiegand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string" calcext:value-type="string">
            <text:p>Special 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string" calcext:value-type="string">
            <text:p>Freedom 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string" calcext:value-type="string">
            <text:p>Me. M. van Eyssen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string" calcext:value-type="string">
            <text:p>Worker's 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string" calcext:value-type="string">
            <text:p>day4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string" calcext:value-type="string">
            <text:p>Me. M. Villet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string" calcext:value-type="string">
            <text:p>day5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string" calcext:value-type="string">
            <text:p>day5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string" calcext:value-type="string">
            <text:p>day6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string" calcext:value-type="string">
            <text:p>day6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string" calcext:value-type="string">
            <text:p>Me. D. Du Preez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string" calcext:value-type="string">
            <text:p>day7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string" calcext:value-type="string">
            <text:p>day7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string" calcext:value-type="string">
            <text:p>day8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string" calcext:value-type="string">
            <text:p>day8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string" calcext:value-type="string">
            <text:p>Mnr. R. Spies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string" calcext:value-type="string">
            <text:p>day9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string" calcext:value-type="string">
            <text:p>day9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string" calcext:value-type="string">
            <text:p>day10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string" calcext:value-type="string">
            <text:p>day10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string" calcext:value-type="string">
            <text:p>day1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string" calcext:value-type="string">
            <text:p>day1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string" calcext:value-type="string">
            <text:p>Mnr. W. Marx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string" calcext:value-type="string">
            <text:p>day2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string" calcext:value-type="string">
            <text:p>day2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string" calcext:value-type="string">
            <text:p>day3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string" calcext:value-type="string">
            <text:p>day3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string" calcext:value-type="string">
            <text:p>day4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string" calcext:value-type="string">
            <text:p>Mnr. G. Spies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string" calcext:value-type="string">
            <text:p>Mnr. J. Roux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string" calcext:value-type="string">
            <text:p>day4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office:value-type="string" calcext:value-type="string">
            <text:p>day5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string" calcext:value-type="string">
            <text:p>day5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string" calcext:value-type="string">
            <text:p>day6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string" calcext:value-type="string">
            <text:p>day6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string" calcext:value-type="string">
            <text:p>day7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string" calcext:value-type="string">
            <text:p>day7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string" calcext:value-type="string">
            <text:p>day8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string" calcext:value-type="string">
            <text:p>day8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string" calcext:value-type="string">
            <text:p>day9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string" calcext:value-type="string">
            <text:p>Me. T. Toua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string" calcext:value-type="string">
            <text:p>day9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string" calcext:value-type="string">
            <text:p>day10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string" calcext:value-type="string">
            <text:p>Me. C. Jacobs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string" calcext:value-type="string">
            <text:p>day10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string" calcext:value-type="string">
            <text:p>Mnr. K. Albertyn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string" calcext:value-type="string">
            <text:p>Youth 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string" calcext:value-type="string">
            <text:p>day1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string" calcext:value-type="string">
            <text:p>Me. J. Neethling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string" calcext:value-type="string">
            <text:p>Me. C. Marais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string" calcext:value-type="string">
            <text:p>day1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string" calcext:value-type="string">
            <text:p>day2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string" calcext:value-type="string">
            <text:p>day2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string" calcext:value-type="string">
            <text:p>day3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string" calcext:value-type="string">
            <text:p>day3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string" calcext:value-type="string">
            <text:p>Me. C. Moses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string" calcext:value-type="string">
            <text:p>day4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string" calcext:value-type="string">
            <text:p>Me. M. van Zyl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string" calcext:value-type="string">
            <text:p>day4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string" calcext:value-type="string">
            <text:p>day5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office:value-type="string" calcext:value-type="string">
            <text:p>day5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string" calcext:value-type="string">
            <text:p>day6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string" calcext:value-type="string">
            <text:p>Me. J. Pokpas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string" calcext:value-type="string">
            <text:p>Me. R. Sadi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string" calcext:value-type="string">
            <text:p>day6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string" calcext:value-type="string">
            <text:p>Mnr. J. Conradi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string" calcext:value-type="string">
            <text:p>day7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string" calcext:value-type="string">
            <text:p>day7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string" calcext:value-type="string">
            <text:p>day8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string" calcext:value-type="string">
            <text:p>day8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string" calcext:value-type="string">
            <text:p>Mnr. C. Thomas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string" calcext:value-type="string">
            <text:p>Mnr. J. Pieters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string" calcext:value-type="string">
            <text:p>Me. M. Klopper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string" calcext:value-type="string">
            <text:p>Mnr. V. Bruintjies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string" calcext:value-type="string">
            <text:p>day9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string" calcext:value-type="string">
            <text:p>day9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string" calcext:value-type="string">
            <text:p>Me. M. Roos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string" calcext:value-type="string">
            <text:p>day10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string" calcext:value-type="string">
            <text:p>Me. J. Janse Van Rensburg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string" calcext:value-type="string">
            <text:p>day10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string" calcext:value-type="string">
            <text:p>day1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string" calcext:value-type="string">
            <text:p>day1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string" calcext:value-type="string">
            <text:p>day2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string" calcext:value-type="string">
            <text:p>day2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string" calcext:value-type="string">
            <text:p>day3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string" calcext:value-type="string">
            <text:p>day3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string" calcext:value-type="string">
            <text:p>day4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string" calcext:value-type="string">
            <text:p>Women's 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string" calcext:value-type="string">
            <text:p>day4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string" calcext:value-type="string">
            <text:p>day5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string" calcext:value-type="string">
            <text:p>day5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string" calcext:value-type="string">
            <text:p>Me. H. Ochs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1019"/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string" calcext:value-type="string">
            <text:p>day6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1019"/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string" calcext:value-type="string">
            <text:p>day6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string" calcext:value-type="string">
            <text:p>day7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string" calcext:value-type="string">
            <text:p>day7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string" calcext:value-type="string">
            <text:p>day8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2"/>
          <table:table-cell table:style-name="Default"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string" calcext:value-type="string">
            <text:p>Mnr. H. Mellet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string" calcext:value-type="string">
            <text:p>Mnr. L. Spies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string" calcext:value-type="string">
            <text:p>day8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2"/>
          <table:table-cell table:style-name="Default"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string" calcext:value-type="string">
            <text:p>Me. C. Van Ryneveld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string" calcext:value-type="string">
            <text:p>Mnr. H. Visagi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string" calcext:value-type="string">
            <text:p>day9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2"/>
          <table:table-cell table:style-name="Default"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string" calcext:value-type="string">
            <text:p>day9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2"/>
          <table:table-cell table:style-name="Default"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string" calcext:value-type="string">
            <text:p>day10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1013"/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string" calcext:value-type="string">
            <text:p>day10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string" calcext:value-type="string">
            <text:p>day1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string" calcext:value-type="string">
            <text:p>day1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string" calcext:value-type="string">
            <text:p>day2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string" calcext:value-type="string">
            <text:p>day2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string" calcext:value-type="string">
            <text:p>day3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2"/>
          <table:table-cell table:style-name="Default"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string" calcext:value-type="string">
            <text:p>day3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string" calcext:value-type="string">
            <text:p>day4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string" calcext:value-type="string">
            <text:p>Me. S. Thomas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2"/>
          <table:table-cell table:style-name="Default"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string" calcext:value-type="string">
            <text:p>day4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string" calcext:value-type="string">
            <text:p>Werner Smit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string" calcext:value-type="string">
            <text:p>day5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string" calcext:value-type="string">
            <text:p>day5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string" calcext:value-type="string">
            <text:p>Me. F. Duncan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string" calcext:value-type="string">
            <text:p>day6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string" calcext:value-type="string">
            <text:p>day6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string" calcext:value-type="string">
            <text:p>day7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string" calcext:value-type="string">
            <text:p>day7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string" calcext:value-type="string">
            <text:p>day8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string" calcext:value-type="string">
            <text:p>day8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string" calcext:value-type="string">
            <text:p>day9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string" calcext:value-type="string">
            <text:p>Me. K. Bursey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string" calcext:value-type="string">
            <text:p>Me. S. Barnard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string" calcext:value-type="string">
            <text:p>day9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1013"/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string" calcext:value-type="string">
            <text:p>day10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string" calcext:value-type="string">
            <text:p>day10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string" calcext:value-type="string">
            <text:p>Heritage 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string" calcext:value-type="string">
            <text:p>day1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string" calcext:value-type="string">
            <text:p>day1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string" calcext:value-type="string">
            <text:p>day2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string" calcext:value-type="string">
            <text:p>day2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2"/>
          <table:table-cell table:style-name="Default"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string" calcext:value-type="string">
            <text:p>Me. T. Felix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string" calcext:value-type="string">
            <text:p>day3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string" calcext:value-type="string">
            <text:p>Me. J. Bresler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string" calcext:value-type="string">
            <text:p>day3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string" calcext:value-type="string">
            <text:p>School Holi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2"/>
          <table:table-cell table:style-name="Default"/>
          <table:table-cell/>
          <table:table-cell table:style-name="ce8" table:number-columns-repeated="2"/>
          <table:table-cell table:number-columns-repeated="1013"/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string" calcext:value-type="string">
            <text:p>day4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string" calcext:value-type="string">
            <text:p>Me. H. Vermeulen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string" calcext:value-type="string">
            <text:p>day4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2"/>
          <table:table-cell table:style-name="Default"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string" calcext:value-type="string">
            <text:p>day5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string" calcext:value-type="string">
            <text:p>day5 B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string" calcext:value-type="string">
            <text:p>day6 A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ight-blue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string" calcext:value-type="string">
            <text:p>Me. M. Truter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2"/>
          <table:table-cell table:style-name="Default"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string" calcext:value-type="string">
            <text:p>Me. T. Van Rensburg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string" calcext:value-type="string">
            <text:p>Me. L. Vermeulen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string" calcext:value-type="string">
            <text:p>Me. D. Osman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string" calcext:value-type="string">
            <text:p>Me. S. Groenewald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string" calcext:value-type="string">
            <text:p>Me. L. Ras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2"/>
          <table:table-cell table:style-name="Default"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string" calcext:value-type="string">
            <text:p>Me. L. Cornelissen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2"/>
          <table:table-cell table:style-name="Default"/>
          <table:table-cell table:style-name="ce8" table:number-columns-repeated="2"/>
          <table:table-cell table:number-columns-repeated="1014"/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string" calcext:value-type="string">
            <text:p>Day of Goodwill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string" calcext:value-type="string">
            <text:p>Me. L. McDonald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3"/>
          <table:table-cell table:style-name="ce8"/>
          <table:table-cell table:number-columns-repeated="1015"/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string" calcext:value-type="string">
            <text:p>Me. T. Russel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indigo</text:p>
          </table:table-cell>
          <table:table-cell table:number-columns-repeated="3"/>
          <table:table-cell table:style-name="ce8"/>
          <table:table-cell table:number-columns-repeated="1015"/>
        </table:table-row>
      </table:table>
      <table:named-expressions/>
      <table:database-ranges>
        <table:database-range table:name="__Anonymous_Sheet_DB__0" table:target-range-address="SchoolCalendar.B1:SchoolCalendar.D262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Himalaya" svg:font-family="'Microsoft Himalaya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ZA" style:font-name-asian="Microsoft YaHei" style:language-asian="zh" style:country-asian="CN" style:font-name-complex="Microsoft Himalaya" style:language-complex="dz" style:country-complex="BT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3-16T13:19:49.977000000</dc:date>
    <meta:editing-duration>PT6M42S</meta:editing-duration>
    <meta:editing-cycles>1</meta:editing-cycles>
    <meta:document-statistic meta:table-count="1" meta:cell-count="1048" meta:object-count="0"/>
    <meta:generator>LibreOffice/6.4.4.2$Windows_X86_64 LibreOffice_project/3d775be2011f3886db32dfd395a6a6d1ca2630ff</meta:generator>
  </office:meta>
</office:document-meta>
</file>